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5f98" officeooo:paragraph-rsid="0008804c"/>
    </style:style>
    <style:style style:name="P2" style:family="paragraph" style:parent-style-name="Standard">
      <style:text-properties officeooo:rsid="0008804c" officeooo:paragraph-rsid="0008804c"/>
    </style:style>
    <style:style style:name="P3" style:family="paragraph" style:parent-style-name="Standard">
      <style:text-properties officeooo:rsid="0008f874" officeooo:paragraph-rsid="0008f874"/>
    </style:style>
    <style:style style:name="P4" style:family="paragraph" style:parent-style-name="Standard">
      <style:text-properties officeooo:rsid="00094012" officeooo:paragraph-rsid="00094012"/>
    </style:style>
    <style:style style:name="P5" style:family="paragraph" style:parent-style-name="Standard">
      <style:text-properties officeooo:rsid="000b3b08" officeooo:paragraph-rsid="000b3b08"/>
    </style:style>
    <style:style style:name="P6" style:family="paragraph" style:parent-style-name="Standard">
      <style:text-properties officeooo:rsid="000cfab1" officeooo:paragraph-rsid="000cfab1"/>
    </style:style>
    <style:style style:name="P7" style:family="paragraph" style:parent-style-name="Standard">
      <style:text-properties officeooo:rsid="000e941f" officeooo:paragraph-rsid="000e941f"/>
    </style:style>
    <style:style style:name="P8" style:family="paragraph" style:parent-style-name="Standard">
      <style:text-properties style:text-underline-style="solid" style:text-underline-width="auto" style:text-underline-color="font-color" officeooo:rsid="000e941f" officeooo:paragraph-rsid="000e941f"/>
    </style:style>
    <style:style style:name="P9" style:family="paragraph" style:parent-style-name="Standard">
      <style:text-properties fo:font-style="italic" style:text-underline-style="solid" style:text-underline-width="auto" style:text-underline-color="font-color" officeooo:rsid="000e941f" officeooo:paragraph-rsid="000e941f" style:font-style-asian="italic" style:font-style-complex="italic"/>
    </style:style>
    <style:style style:name="P10" style:family="paragraph" style:parent-style-name="Standard">
      <style:text-properties fo:font-style="italic" style:text-underline-style="solid" style:text-underline-width="auto" style:text-underline-color="font-color" officeooo:rsid="00103230" officeooo:paragraph-rsid="00103230" style:font-style-asian="italic" style:font-style-complex="italic"/>
    </style:style>
    <style:style style:name="P11" style:family="paragraph" style:parent-style-name="Standard">
      <style:text-properties fo:font-style="italic" style:text-underline-style="solid" style:text-underline-width="auto" style:text-underline-color="font-color" officeooo:rsid="0011527e" officeooo:paragraph-rsid="0011527e" style:font-style-asian="italic" style:font-style-complex="italic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133073" officeooo:paragraph-rsid="00133073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13c111" officeooo:paragraph-rsid="0013c111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1457c0" officeooo:paragraph-rsid="001457c0" style:font-style-asian="italic" style:font-style-complex="italic"/>
    </style:style>
    <style:style style:name="P15" style:family="paragraph" style:parent-style-name="Standard">
      <style:text-properties fo:font-style="italic" style:text-underline-style="solid" style:text-underline-width="auto" style:text-underline-color="font-color" officeooo:rsid="0014c160" officeooo:paragraph-rsid="0014c160" style:font-style-asian="italic" style:font-style-complex="italic"/>
    </style:style>
    <style:style style:name="P16" style:family="paragraph" style:parent-style-name="Standard">
      <style:text-properties fo:font-style="italic" style:text-underline-style="solid" style:text-underline-width="auto" style:text-underline-color="font-color" officeooo:rsid="00166ef5" officeooo:paragraph-rsid="00166ef5" style:font-style-asian="italic" style:font-style-complex="italic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1952b1" officeooo:paragraph-rsid="001952b1" style:font-style-asian="italic" style:font-style-complex="italic"/>
    </style:style>
    <style:style style:name="P18" style:family="paragraph" style:parent-style-name="Standard">
      <style:text-properties fo:font-style="italic" style:text-underline-style="solid" style:text-underline-width="auto" style:text-underline-color="font-color" officeooo:rsid="001a1d12" officeooo:paragraph-rsid="001a1d12" style:font-style-asian="italic" style:font-style-complex="italic"/>
    </style:style>
    <style:style style:name="P19" style:family="paragraph" style:parent-style-name="Standard">
      <style:text-properties fo:font-style="italic" style:text-underline-style="solid" style:text-underline-width="auto" style:text-underline-color="font-color" officeooo:rsid="001b1802" officeooo:paragraph-rsid="001b1802" style:font-style-asian="italic" style:font-style-complex="italic"/>
    </style:style>
    <style:style style:name="P20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13c111" officeooo:paragraph-rsid="0013c111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officeooo:rsid="0011527e" style:font-style-asian="normal" style:font-style-complex="normal"/>
    </style:style>
    <style:style style:name="T7" style:family="text">
      <style:text-properties fo:font-style="normal" style:text-underline-style="none" officeooo:rsid="001457c0" style:font-style-asian="normal" style:font-style-complex="normal"/>
    </style:style>
    <style:style style:name="T8" style:family="text">
      <style:text-properties fo:font-style="normal" style:text-underline-style="none" officeooo:rsid="0014c160" style:font-style-asian="normal" style:font-style-complex="normal"/>
    </style:style>
    <style:style style:name="T9" style:family="text">
      <style:text-properties fo:font-style="normal" style:text-underline-style="none" fo:font-weight="bold" officeooo:rsid="00179dfc" style:font-style-asian="normal" style:font-weight-asian="bold" style:font-style-complex="normal" style:font-weight-complex="bold"/>
    </style:style>
    <style:style style:name="T10" style:family="text">
      <style:text-properties fo:font-style="normal" style:text-underline-style="none" fo:font-weight="normal" officeooo:rsid="00179dfc" style:font-style-asian="normal" style:font-weight-asian="normal" style:font-style-complex="normal" style:font-weight-complex="normal"/>
    </style:style>
    <style:style style:name="T11" style:family="text">
      <style:text-properties officeooo:rsid="000e941f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1527e"/>
    </style:style>
    <style:style style:name="T14" style:family="text">
      <style:text-properties style:text-underline-style="none" officeooo:rsid="0014c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tations de la peintre</text:p>
      <text:p text:style-name="P1"><text:tab/>expo, <text:span text:style-name="T2">de la fresque à la peinture à l'huile</text:span></text:p>
      <text:p text:style-name="P1"/>
      <text:p text:style-name="P1"/>
      <text:p text:style-name="P2">contexte artistiques</text:p>
      <text:p text:style-name="P2">fresque à l'italiene : traité de céminocémini? / traité byzantin</text:p>
      <text:p text:style-name="P2"><text:tab/>moyen déco répandu dans moyen âge</text:p>
      <text:p text:style-name="P2"><text:tab/>supportepas intempérie</text:p>
      <text:p text:style-name="P2"/>
      <text:p text:style-name="P3">détrempe ? <text:span text:style-name="T11">Mélange colle et pigments</text:span></text:p>
      <text:p text:style-name="P3">tehnique flammande : art de chevalet?</text:p>
      <text:p text:style-name="P3"/>
      <text:p text:style-name="P3">Peinture à l'huile plus permiscive</text:p>
      <text:p text:style-name="P3">prends le relais des peinture dites à tempera / toile tendue remplace panneaux en bois</text:p>
      <text:p text:style-name="P3"/>
      <text:p text:style-name="P4">fresque</text:p>
      <text:p text:style-name="P4"><text:tab/>peinture murale</text:p>
      <text:p text:style-name="P4"><text:tab/>nécessite travaux préliminaire</text:p>
      <text:p text:style-name="P4"><text:tab/><text:tab/>arriccio = enduit grabuleux sur mur (role protecteur)</text:p>
      <text:p text:style-name="P4"><text:tab/><text:tab/>Intonaco = couche sable fin</text:p>
      <text:p text:style-name="P4"><text:tab/><text:tab/>Sinopia = dessin préparatoir ocre rouge</text:p>
      <text:p text:style-name="P4"><text:tab/><text:tab/>Giornanta = finitions?</text:p>
      <text:p text:style-name="P4"/>
      <text:p text:style-name="P4">Peinture à l'huile</text:p>
      <text:p text:style-name="P4"><text:tab/>toile et bois</text:p>
      <text:p text:style-name="P4"><text:tab/>liants+solvants+agglutinants</text:p>
      <text:p text:style-name="P4"><text:tab/>sèche lentement = correction / repentirs</text:p>
      <text:p text:style-name="P4"/>
      <text:p text:style-name="P4"><text:span text:style-name="T1">Piero della Francesca<text:tab/></text:span>1410_1492</text:p>
      <text:p text:style-name="P4"><text:tab/>première perspective géomètrique dans peintures</text:p>
      <text:p text:style-name="P4"><text:tab/>1452 <text:span text:style-name="T3">La Légende de La Vraie Croix</text:span></text:p>
      <text:p text:style-name="P4"><text:span text:style-name="T3"/></text:p>
      <text:p text:style-name="P4"><text:span text:style-name="T3">La Flagellation du Christ </text:span><text:span text:style-name="T4">signé tempura/huile sur bois, 1433</text:span></text:p>
      <text:p text:style-name="P5"><text:span text:style-name="T4">oeuvre gémétrique</text:span></text:p>
      <text:p text:style-name="P6"><text:span text:style-name="T4">+</text:span></text:p>
      <text:p text:style-name="P5"><text:span text:style-name="T4">fresques légende dela vrai croix?</text:span></text:p>
      <text:p text:style-name="P5"><text:span text:style-name="T4"/></text:p>
      <text:p text:style-name="P6"><text:span text:style-name="T4">Les deux on deux sujets séparés par une colonnes</text:span></text:p>
      <text:p text:style-name="P6"><text:span text:style-name="T4"/></text:p>
      <text:p text:style-name="P7"><text:span text:style-name="T4">maitre de la fresque au XV</text:span></text:p>
      <text:p text:style-name="P7"><text:span text:style-name="T4"/></text:p>
      <text:p text:style-name="P8"><text:span text:style-name="T4">Antonello de Messire</text:span><text:span text:style-name="T5"> 1430_1479</text:span></text:p>
      <text:p text:style-name="P8"><text:span text:style-name="T5"><text:tab/>formé à Naples : liens ave pays du Nord + accès facile à ports/voyages</text:span></text:p>
      <text:p text:style-name="P8"><text:span text:style-name="T5"><text:tab/>peinre majeur de la Renaissance</text:span></text:p>
      <text:p text:style-name="P9"><text:span text:style-name="T12">Calvaire de la Crucifixion</text:span><text:span text:style-name="T5">, huile sur panneaux de bois, 1475</text:span></text:p>
      <text:p text:style-name="P9"><text:span text:style-name="T5">l'une de ses oeuvres datées</text:span></text:p>
      <text:p text:style-name="P9"><text:span text:style-name="T5"/></text:p>
      <text:p text:style-name="P9"><text:span text:style-name="T12">La Viergede de l'Annociation, 1475,</text:span><text:span text:style-name="T5">huile sur toile</text:span></text:p>
      <text:p text:style-name="P9"><text:span text:style-name="T5">fond noir inspiré des portraits nordiste</text:span></text:p>
      <text:p text:style-name="P9"><text:span text:style-name="T5"/></text:p>
      <text:p text:style-name="P10"><text:span text:style-name="T5">précursseur dans utilisation nouvelle méthode</text:span></text:p>
      <text:p text:style-name="P10"><text:span text:style-name="T5"/></text:p>
      <text:p text:style-name="P10"><text:soft-page-break/><text:span text:style-name="T4">Giovanni Bellini</text:span><text:span text:style-name="T5"> 1430_1516</text:span></text:p>
      <text:p text:style-name="P10"><text:span text:style-name="T5"><text:tab/></text:span><text:span text:style-name="T12">Le Christ au Jardin des Olviers 1470</text:span></text:p>
      <text:p text:style-name="P10"><text:span text:style-name="T5"><text:tab/>peinture à la détrempe</text:span></text:p>
      <text:p text:style-name="P10"><text:span text:style-name="T5"/></text:p>
      <text:p text:style-name="P10"><text:span text:style-name="T5"><text:tab/></text:span><text:span text:style-name="T13">La Vierge à L'Enfant</text:span><text:span text:style-name="T6"> 1480</text:span></text:p>
      <text:p text:style-name="P11"><text:span text:style-name="T5">thème récurrent/nombreuse copie</text:span></text:p>
      <text:p text:style-name="P11"><text:span text:style-name="T5"/></text:p>
      <text:p text:style-name="P12"><text:span text:style-name="T5">il déssine et ses élèves peignent</text:span></text:p>
      <text:p text:style-name="P12"><text:span text:style-name="T12">La Jeune Femme au Miroir</text:span></text:p>
      <text:p text:style-name="P12"><text:span text:style-name="T5"/></text:p>
      <text:p text:style-name="P12"><text:span text:style-name="T5"/></text:p>
      <text:p text:style-name="P12"><text:span text:style-name="T4">conclu</text:span></text:p>
      <text:p text:style-name="P12"><text:span text:style-name="T4"/></text:p>
      <text:p text:style-name="P12"><text:span text:style-name="T5">peinture au sujets divers et plus personnels</text:span></text:p>
      <text:p text:style-name="P20"><text:span text:style-name="T5">COURS</text:span></text:p>
      <text:p text:style-name="P13"><text:span text:style-name="T5"/></text:p>
      <text:p text:style-name="P13"><text:span text:style-name="T5">AMBROGIO LORENZETTI</text:span></text:p>
      <text:p text:style-name="P14"><text:a xlink:type="simple" xlink:href="https://wikimonde.com/article/Ambrogio_Lorenzetti" text:style-name="Internet_20_link" text:visited-style-name="Visited_20_Internet_20_Link"><text:span text:style-name="T5">https://wikimonde.com/article/Ambrogio_Lorenzetti</text:span></text:a></text:p>
      <text:p text:style-name="P14"><text:span text:style-name="T5"/></text:p>
      <text:p text:style-name="P13"><text:span text:style-name="T5">avant peste de 1348 (- moitié pop Siene) Siene était une des villse les + prospère</text:span></text:p>
      <text:p text:style-name="P13"><text:span text:style-name="T5"/></text:p>
      <text:p text:style-name="P13"><text:span text:style-name="T5">âge d'or de la peinture siennoises / </text:span><text:span text:style-name="T7">creuser art novateru incarné par Siomné Martini</text:span></text:p>
      <text:p text:style-name="P13"><text:span text:style-name="T7"/></text:p>
      <text:p text:style-name="P14"><text:span text:style-name="T5">freue </text:span><text:span text:style-name="T12">du Bon et du Mauvais Gouvernement, le reste est méconnu </text:span><text:span text:style-name="T14">1338</text:span><text:span text:style-name="T8">, palais publique de Sienne</text:span></text:p>
      <text:p text:style-name="P15"><text:span text:style-name="T5">restauration/grand travail d'archive/sources/doc historique/meilleur datation de ses oeuvres</text:span></text:p>
      <text:p text:style-name="P15"><text:span text:style-name="T5">=</text:span></text:p>
      <text:p text:style-name="P15"><text:span text:style-name="T5">vision plus fine de l'artiste</text:span></text:p>
      <text:p text:style-name="P15"><text:span text:style-name="T5">grand artiste religieux</text:span></text:p>
      <text:p text:style-name="P15"><text:span text:style-name="T5"/></text:p>
      <text:p text:style-name="P15"><text:span text:style-name="T5">il a fait synthèse entre raffinement gothique de Martini et les dernieres inventions de Giotto</text:span></text:p>
      <text:p text:style-name="P15"><text:span text:style-name="T5"/></text:p>
      <text:p text:style-name="P16"><text:span text:style-name="T5">participe au grand chantier époque = chantier </text:span><text:span text:style-name="T10">B</text:span><text:span text:style-name="T5">asilique _</text:span></text:p>
      <text:p text:style-name="P16"><text:span text:style-name="T5"/></text:p>
      <text:p text:style-name="P17"><text:span text:style-name="T5">s'affirme comme " le peintre civique " de la république siennoise</text:span></text:p>
      <text:p text:style-name="P17"><text:span text:style-name="T5"/></text:p>
      <text:p text:style-name="P18"><text:span text:style-name="T5">urikisation ilportante des feuilles d'or </text:span></text:p>
      <text:p text:style-name="P18"><text:span text:style-name="T5"/></text:p>
      <text:p text:style-name="P18"><text:span text:style-name="T5">fresque de propagande</text:span></text:p>
      <text:p text:style-name="P18"><text:span text:style-name="T5">rends les sujets moins figés et hiératiques</text:span></text:p>
      <text:p text:style-name="P19"><text:span text:style-name="T5">va plus loing que Giotto dans rendu espace et na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0M</meta:editing-duration>
    <meta:editing-cycles>18</meta:editing-cycles>
    <meta:generator>LibreOffice/5.3.6.1$Windows_x86 LibreOffice_project/686f202eff87ef707079aeb7f485847613344eb7</meta:generator>
    <dc:date>2018-02-12T15:20:53.779000000</dc:date>
    <meta:document-statistic meta:table-count="0" meta:image-count="0" meta:object-count="0" meta:page-count="3" meta:paragraph-count="64" meta:word-count="378" meta:character-count="2459" meta:non-whitespace-character-count="2121"/>
    <meta:user-defined meta:name="Info 1"/>
    <meta:user-defined meta:name="Info 2"/>
    <meta:user-defined meta:name="Info 3"/>
    <meta:user-defined meta:name="Info 4"/>
  </office:meta>
</office:document-meta>
</file>